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38cm" svg:height="1.684cm" svg:x="5.601cm" svg:y="5.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38cm" svg:height="1.684cm" svg:x="18.353cm" svg:y="5.12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065cm" svg:height="6.79cm" draw:transform="skewX (-7.76373092169852E-017) rotate (0.725882435904442) translate (9.25603933260592cm 4.68726969593413cm)" svg:viewBox="0 0 7066 6791" svg:d="M0 568c307 74 459-623 770-564 308 58 637 93 907 255 234 141 597 304 495 680-98 365 253 578 466 791 218 218 512 292 787 390 312 111 657 86 988 86 348 1 351 440 423 685 91 306-102 691 254 913 239 148 415 385 635 562 227 183 469 346 686 542 309 279-198 602 125 866 220 180 377 409 530 641l-113 243-83 133">
          <text:p/>
        </draw:path>
        <draw:custom-shape draw:style-name="gr3" draw:text-style-name="P1" draw:layer="layout" svg:width="1.738cm" svg:height="1.684cm" svg:x="12.202cm" svg:y="7.84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3.06cm" svg:height="1.843cm" draw:transform="rotate (-1.01264003200711) translate (10.589195222484cm 6.22796691133167cm)" svg:viewBox="0 0 3061 1844" svg:d="M0 1127c277-178 901 916 1096 685 171-203 204-594 487-636 291-42 590 109 885 39 302-72 386-397 409-654l48-273 136-218-16-70">
          <text:p/>
        </draw:path>
        <draw:path draw:style-name="gr2" draw:text-style-name="P1" draw:layer="layout" svg:width="5.445cm" svg:height="2.587cm" svg:x="13.949cm" svg:y="6.782cm" svg:viewBox="0 0 5446 2588" svg:d="M0 1926c287 27 660-95 822 283 136 316 512 298 796 359 286 62 564-32 848-77 345-55 560-379 796-616 224-225 530-324 822-283 272 39 565 120 822 26 287-105 475-467 462-796-11-260 14-520 78-771v-51">
          <text:p/>
        </draw:path>
        <draw:custom-shape draw:style-name="gr1" draw:text-style-name="P1" draw:layer="layout" svg:width="1.738cm" svg:height="1.684cm" svg:x="8.702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349cm" svg:height="6.731cm" draw:transform="rotate (-1.5707963267949) translate (13.0737916118805cm 6.83299999999999cm)" svg:viewBox="0 0 4350 6732" svg:d="M0 6626c288-34 565 130 848 103 370-36 285-554 539-745 240-181 566-43 848-77 289-36 606-23 796-360 164-292-16-616 129-873 169-298 560-403 770-694 182-252 390-514 411-822 21-307 34-775-308-873-532-152-160-651-257-951-85-261 83-576-103-822-163-215-373-613-719-488h-257-26">
          <text:p/>
        </draw:path>
        <draw:path draw:style-name="gr2" draw:text-style-name="P1" draw:layer="layout" svg:width="3.268cm" svg:height="4.786cm" draw:transform="skewX (1.19048054225553E-016) rotate (-2.63562170343664) translate (12.7013799025279cm 9.58243176775308cm)" svg:viewBox="0 0 3269 4787" svg:d="M0 236c362 171 493-366 848-206 268 121 508 316 630 613 110 269 334 521 628 614 321 101 424 494 371 763-81 411 317 461 465 698 145 231 474 521 252 815-159 213-1299 986-1340 125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8:36:04.359813517</meta:creation-date>
    <dc:date>2016-07-02T21:32:38.492168591</dc:date>
    <dc:creator>elucterio </dc:creator>
    <meta:editing-duration>PT23M20S</meta:editing-duration>
    <meta:editing-cycles>5</meta:editing-cycles>
    <meta:generator>LibreOffice/4.2.8.2$Linux_X86_64 LibreOffice_project/420m0$Build-2</meta:generator>
    <meta:document-statistic meta:object-count="9"/>
  </office:meta>
</office:document-meta>
</file>